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f2374" officeooo:paragraph-rsid="000f2374"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2pt" officeooo:rsid="000f2374" officeooo:paragraph-rsid="000f2374" style:font-size-asian="10.5pt" style:font-size-complex="12pt"/>
    </style:style>
    <style:style style:name="P3" style:family="paragraph" style:parent-style-name="Standard">
      <style:paragraph-properties fo:text-align="start" style:justify-single-word="false"/>
      <style:text-properties fo:font-size="12pt" officeooo:paragraph-rsid="000f2374"/>
    </style:style>
    <style:style style:name="P4" style:family="paragraph" style:parent-style-name="Standard">
      <style:paragraph-properties fo:text-align="start" style:justify-single-word="false"/>
      <style:text-properties fo:font-size="12pt" fo:font-weight="bold" officeooo:rsid="000f2374" officeooo:paragraph-rsid="000f2374"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8pt" officeooo:rsid="000f2374" officeooo:paragraph-rsid="000f2374" style:font-size-asian="8pt" style:font-size-complex="8pt"/>
    </style:style>
    <style:style style:name="P6" style:family="paragraph" style:parent-style-name="Standard">
      <style:paragraph-properties fo:text-align="start" style:justify-single-word="false"/>
      <style:text-properties fo:color="#000000" loext:opacity="100%" style:font-name="Droid Sans Mono" fo:font-size="12pt" fo:font-weight="normal" officeooo:rsid="000f2374" officeooo:paragraph-rsid="000f2374" fo:background-color="transparent" style:font-size-asian="10.5pt" style:font-size-complex="12pt"/>
    </style:style>
    <style:style style:name="P7" style:family="paragraph" style:parent-style-name="Standard">
      <style:paragraph-properties fo:text-align="start" style:justify-single-word="false"/>
      <style:text-properties fo:color="#000000" loext:opacity="100%" style:font-name="Droid Sans Mono" fo:font-size="12pt" fo:font-weight="normal" officeooo:paragraph-rsid="000f2374" fo:background-color="transparent"/>
    </style:style>
    <style:style style:name="P8" style:family="paragraph" style:parent-style-name="Standard">
      <style:paragraph-properties fo:text-align="start" style:justify-single-word="false"/>
      <style:text-properties fo:font-size="12pt" fo:font-weight="bold" officeooo:rsid="000f2374" officeooo:paragraph-rsid="000f2374"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officeooo:rsid="000f2374" officeooo:paragraph-rsid="000f2374" style:font-size-asian="10.5pt" style:font-size-complex="12pt"/>
    </style:style>
    <style:style style:name="P10" style:family="paragraph" style:parent-style-name="Standard">
      <style:paragraph-properties fo:text-align="start" style:justify-single-word="false"/>
      <style:text-properties fo:font-size="12pt" officeooo:paragraph-rsid="000f2374"/>
    </style:style>
    <style:style style:name="T1" style:family="text">
      <style:text-properties officeooo:rsid="000f2374"/>
    </style:style>
    <style:style style:name="T2" style:family="text">
      <style:text-properties fo:color="#000000" loext:opacity="100%" style:font-name="Droid Sans Mono" fo:font-weight="normal" fo:background-color="transparent" loext:char-shading-value="0"/>
    </style:style>
    <style:style style:name="T3" style:family="text">
      <style:text-properties fo:color="#000000" loext:opacity="100%" style:font-name="Droid Sans Mono" fo:font-weight="normal" officeooo:rsid="000f2374" fo:background-color="transparent" loext:char-shading-value="0" style:font-size-asian="10.5pt" style:font-size-complex="12pt"/>
    </style:style>
    <style:style style:name="T4" style:family="text">
      <style:text-properties officeooo:rsid="0010e915"/>
    </style:style>
    <style:style style:name="T5" style:family="text">
      <style:text-properties officeooo:rsid="000f2374" style:font-size-asian="10.5pt" style:font-size-complex="12pt"/>
    </style:style>
    <style:style style:name="T6"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 <text:span text:style-name="T4">2</text:span></text:p>
      <text:p text:style-name="P5"><text:tab/>- <text:span text:style-name="T4">14</text:span> AUG 2023</text:p>
      <text:p text:style-name="P5"/>
      <text:p text:style-name="P5"/>
      <text:p text:style-name="P5"/>
      <text:p text:style-name="P5"/>
      <text:p text:style-name="P5"/>
      <text:p text:style-name="P6">1. <text:span text:style-name="T6">Write a simple TCP iterative server and client to evaluate the given expression. The client enters an infix expression and sends to the server. There may or may not be spaces before and after the operators. For example, all of the following are valid expressions to enter: “13 + 42*5”, “10+2/4”, “5 + 6 - 3”. The server evaluates the postfix expression and sends the result back to the client. The client displays the result on the screen. It then prompts the user to enter the next expression.</text:span></text:p>
      <text:p text:style-name="P6"/>
      <text:p text:style-name="P4">Server.py</text:p>
      <text:p text:style-name="P4"/>
      <text:p text:style-name="P2"/>
      <text:p text:style-name="P2">import socket</text:p>
      <text:p text:style-name="P2">import re</text:p>
      <text:p text:style-name="P2">import operator</text:p>
      <text:p text:style-name="P2"/>
      <text:p text:style-name="P2">operators = {</text:p>
      <text:p text:style-name="P2"><text:s text:c="4"/>'+': operator.add,</text:p>
      <text:p text:style-name="P2"><text:s text:c="4"/>'-': operator.sub,</text:p>
      <text:p text:style-name="P2"><text:s text:c="4"/>'*': operator.mul,</text:p>
      <text:p text:style-name="P2"><text:s text:c="4"/>'/': operator.truediv</text:p>
      <text:p text:style-name="P2">}</text:p>
      <text:p text:style-name="P2"/>
      <text:p text:style-name="P2">def evaluate_expression(expression):</text:p>
      <text:p text:style-name="P2"><text:s text:c="4"/>tokens = re.findall(r'\d+|\S', expression)</text:p>
      <text:p text:style-name="P2"><text:s text:c="4"/>stack = []</text:p>
      <text:p text:style-name="P2"><text:s text:c="4"/></text:p>
      <text:p text:style-name="P2"><text:s text:c="4"/>for token in tokens:</text:p>
      <text:p text:style-name="P2"><text:s text:c="8"/>if token.isdigit():</text:p>
      <text:p text:style-name="P2"><text:s text:c="12"/>stack.append(int(token))</text:p>
      <text:p text:style-name="P2"><text:s text:c="8"/>elif token in operators:</text:p>
      <text:p text:style-name="P2"><text:s text:c="12"/>if len(stack) &lt; 2:</text:p>
      <text:p text:style-name="P2"><text:s text:c="16"/>return "Invalid expression"</text:p>
      <text:p text:style-name="P2"><text:s text:c="12"/>else:</text:p>
      <text:p text:style-name="P2"><text:s text:c="16"/>op2 = stack.pop()</text:p>
      <text:p text:style-name="P2"><text:s text:c="16"/>op1 = stack.pop()</text:p>
      <text:p text:style-name="P2"><text:s text:c="16"/>result = operators[token](op1, op2)</text:p>
      <text:p text:style-name="P2"><text:s text:c="16"/>stack.append(result)</text:p>
      <text:p text:style-name="P2"><text:s text:c="8"/>else:</text:p>
      <text:p text:style-name="P2"><text:s text:c="12"/>return "Invalid expression"</text:p>
      <text:p text:style-name="P2"><text:s text:c="4"/></text:p>
      <text:p text:style-name="P2"><text:s text:c="4"/>if len(stack) != 1:</text:p>
      <text:p text:style-name="P2"><text:s text:c="8"/>return "Invalid expression"</text:p>
      <text:p text:style-name="P2"><text:s text:c="4"/></text:p>
      <text:p text:style-name="P2"><text:s text:c="4"/>return stack[0]</text:p>
      <text:p text:style-name="P2"/>
      <text:p text:style-name="P2">def main():</text:p>
      <text:p text:style-name="P2"><text:s text:c="4"/>server = socket.socket(socket.AF_INET, socket.SOCK_STREAM)</text:p>
      <text:p text:style-name="P2"><text:soft-page-break/><text:s text:c="4"/>server.bind(('127.0.0.1', 12345))</text:p>
      <text:p text:style-name="P2"><text:s text:c="4"/>server.listen(1)</text:p>
      <text:p text:style-name="P2"><text:s text:c="4"/></text:p>
      <text:p text:style-name="P2"><text:s text:c="4"/>print("Server is listening...")</text:p>
      <text:p text:style-name="P2"><text:s text:c="4"/></text:p>
      <text:p text:style-name="P2"><text:s text:c="4"/>while True:</text:p>
      <text:p text:style-name="P2"><text:s text:c="8"/>conn, addr = server.accept()</text:p>
      <text:p text:style-name="P2"><text:s text:c="8"/>print(f"Connected by {addr}")</text:p>
      <text:p text:style-name="P2"><text:s text:c="8"/></text:p>
      <text:p text:style-name="P2"><text:s text:c="8"/>data = conn.recv(1024).decode()</text:p>
      <text:p text:style-name="P2"><text:s text:c="8"/>if not data:</text:p>
      <text:p text:style-name="P2"><text:s text:c="12"/>break</text:p>
      <text:p text:style-name="P2"><text:s text:c="8"/></text:p>
      <text:p text:style-name="P2"><text:s text:c="8"/>result = evaluate_expression(data)</text:p>
      <text:p text:style-name="P2"><text:s text:c="8"/>conn.send(str(result).encode())</text:p>
      <text:p text:style-name="P2"><text:s text:c="8"/></text:p>
      <text:p text:style-name="P2"><text:s text:c="8"/>conn.close()</text:p>
      <text:p text:style-name="P2"/>
      <text:p text:style-name="P2">if __name__ == "__main__":</text:p>
      <text:p text:style-name="P2"><text:s text:c="4"/>main()</text:p>
      <text:p text:style-name="P2"/>
      <text:p text:style-name="P2"/>
      <text:p text:style-name="P4">client.py</text:p>
      <text:p text:style-name="P4"/>
      <text:p text:style-name="P4"/>
      <text:p text:style-name="P2">import socket</text:p>
      <text:p text:style-name="P2"/>
      <text:p text:style-name="P2">def main():</text:p>
      <text:p text:style-name="P2"><text:s text:c="4"/>client = socket.socket(socket.AF_INET, socket.SOCK_STREAM)</text:p>
      <text:p text:style-name="P2"><text:s text:c="4"/>client.connect(('127.0.0.1', 12345))</text:p>
      <text:p text:style-name="P2"><text:s text:c="4"/></text:p>
      <text:p text:style-name="P2"><text:s text:c="4"/>while True:</text:p>
      <text:p text:style-name="P2"><text:s text:c="8"/>expression = input("Enter an expression: ")</text:p>
      <text:p text:style-name="P2"><text:s text:c="8"/>client.send(expression.encode())</text:p>
      <text:p text:style-name="P2"><text:s text:c="8"/></text:p>
      <text:p text:style-name="P2"><text:s text:c="8"/>result = client.recv(1024).decode()</text:p>
      <text:p text:style-name="P2"><text:s text:c="8"/>print(f"Result: {result}")</text:p>
      <text:p text:style-name="P2"><text:s text:c="4"/></text:p>
      <text:p text:style-name="P2"><text:s text:c="4"/>client.close()</text:p>
      <text:p text:style-name="P2"/>
      <text:p text:style-name="P2">if __name__ == "__main__":</text:p>
      <text:p text:style-name="P2"><text:s text:c="4"/>mai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6">2. Implement a mini chat app using socket programming. Clients must be able to chat with each other (as users can in WhatsApp and InstaGram). The server must supervise all these chats and enable communication between them.</text:p>
      <text:p text:style-name="P6"/>
      <text:p text:style-name="P6"/>
      <text:p text:style-name="P6"/>
      <text:p text:style-name="P4">Server.py</text:p>
      <text:p text:style-name="P4"/>
      <text:p text:style-name="P2">import socket</text:p>
      <text:p text:style-name="P2">import threading</text:p>
      <text:p text:style-name="P2"/>
      <text:p text:style-name="P2">clients = []</text:p>
      <text:p text:style-name="P2"/>
      <text:p text:style-name="P2">def handle_client(client_socket):</text:p>
      <text:p text:style-name="P2"><text:s text:c="4"/>while True:</text:p>
      <text:p text:style-name="P2"><text:s text:c="8"/>try:</text:p>
      <text:p text:style-name="P2"><text:s text:c="12"/>message = client_socket.recv(1024).decode()</text:p>
      <text:p text:style-name="P2"><text:s text:c="12"/>if not message:</text:p>
      <text:p text:style-name="P2"><text:s text:c="16"/>remove_client(client_socket)</text:p>
      <text:p text:style-name="P2"><text:s text:c="16"/>break</text:p>
      <text:p text:style-name="P2"><text:s text:c="12"/></text:p>
      <text:p text:style-name="P2"><text:s text:c="12"/>broadcast(message, client_socket)</text:p>
      <text:p text:style-name="P2"><text:s text:c="8"/>except:</text:p>
      <text:p text:style-name="P2"><text:s text:c="12"/>remove_client(client_socket)</text:p>
      <text:p text:style-name="P2"><text:s text:c="12"/>break</text:p>
      <text:p text:style-name="P2"/>
      <text:p text:style-name="P2">def broadcast(message, sender_socket):</text:p>
      <text:p text:style-name="P2"><text:s text:c="4"/>for client in clients:</text:p>
      <text:p text:style-name="P2"><text:s text:c="8"/>if client != sender_socket:</text:p>
      <text:p text:style-name="P2"><text:s text:c="12"/>try:</text:p>
      <text:p text:style-name="P2"><text:s text:c="16"/>client.send(message.encode())</text:p>
      <text:p text:style-name="P2"><text:s text:c="12"/>except:</text:p>
      <text:p text:style-name="P2"><text:s text:c="16"/>continue</text:p>
      <text:p text:style-name="P2"/>
      <text:p text:style-name="P2">def remove_client(client_socket):</text:p>
      <text:p text:style-name="P2"><text:s text:c="4"/>if client_socket in clients:</text:p>
      <text:p text:style-name="P2"><text:s text:c="8"/>clients.remove(client_socket)</text:p>
      <text:p text:style-name="P2"/>
      <text:p text:style-name="P2">def main():</text:p>
      <text:p text:style-name="P2"><text:s text:c="4"/>server = socket.socket(socket.AF_INET, socket.SOCK_STREAM)</text:p>
      <text:p text:style-name="P2"><text:s text:c="4"/>server.bind(('127.0.0.1', 12345))</text:p>
      <text:p text:style-name="P2"><text:s text:c="4"/>server.listen(5)</text:p>
      <text:p text:style-name="P2"><text:s text:c="4"/></text:p>
      <text:p text:style-name="P2"><text:s text:c="4"/>print("Server is listening...")</text:p>
      <text:p text:style-name="P2"><text:s text:c="4"/></text:p>
      <text:p text:style-name="P2"><text:s text:c="4"/>while True:</text:p>
      <text:p text:style-name="P2"><text:s text:c="8"/>client_socket, client_addr = server.accept()</text:p>
      <text:p text:style-name="P2"><text:s text:c="8"/>clients.append(client_socket)</text:p>
      <text:p text:style-name="P2"><text:s text:c="8"/></text:p>
      <text:p text:style-name="P2"><text:soft-page-break/><text:s text:c="8"/>print(f"Connected to {client_addr}")</text:p>
      <text:p text:style-name="P2"><text:s text:c="8"/></text:p>
      <text:p text:style-name="P2"><text:s text:c="8"/>client_thread = threading.Thread(target=handle_client, args=(client_socket,))</text:p>
      <text:p text:style-name="P2"><text:s text:c="8"/>client_thread.start()</text:p>
      <text:p text:style-name="P2"/>
      <text:p text:style-name="P2">if __name__ == "__main__":</text:p>
      <text:p text:style-name="P2"><text:s text:c="4"/>main()</text:p>
      <text:p text:style-name="P2"/>
      <text:p text:style-name="P2"/>
      <text:p text:style-name="P2"/>
      <text:p text:style-name="P4">Client.py</text:p>
      <text:p text:style-name="P4"/>
      <text:p text:style-name="P2">import socket</text:p>
      <text:p text:style-name="P2">import threading</text:p>
      <text:p text:style-name="P2"/>
      <text:p text:style-name="P2">def receive_messages(client_socket):</text:p>
      <text:p text:style-name="P2"><text:s text:c="4"/>while True:</text:p>
      <text:p text:style-name="P2"><text:s text:c="8"/>try:</text:p>
      <text:p text:style-name="P2"><text:s text:c="12"/>message = client_socket.recv(1024).decode()</text:p>
      <text:p text:style-name="P2"><text:s text:c="12"/>print(message)</text:p>
      <text:p text:style-name="P2"><text:s text:c="8"/>except:</text:p>
      <text:p text:style-name="P2"><text:s text:c="12"/>print("Connection closed.")</text:p>
      <text:p text:style-name="P2"><text:s text:c="12"/>break</text:p>
      <text:p text:style-name="P2"/>
      <text:p text:style-name="P2">def main():</text:p>
      <text:p text:style-name="P2"><text:s text:c="4"/>client = socket.socket(socket.AF_INET, socket.SOCK_STREAM)</text:p>
      <text:p text:style-name="P2"><text:s text:c="4"/>client.connect(('127.0.0.1', 12345))</text:p>
      <text:p text:style-name="P2"><text:s text:c="4"/></text:p>
      <text:p text:style-name="P2"><text:s text:c="4"/>receive_thread = threading.Thread(target=receive_messages, args=(client,))</text:p>
      <text:p text:style-name="P2"><text:s text:c="4"/>receive_thread.start()</text:p>
      <text:p text:style-name="P2"><text:s text:c="4"/></text:p>
      <text:p text:style-name="P2"><text:s text:c="4"/>while True:</text:p>
      <text:p text:style-name="P2"><text:s text:c="8"/>message = input()</text:p>
      <text:p text:style-name="P2"><text:s text:c="8"/>client.send(message.encode())</text:p>
      <text:p text:style-name="P2"/>
      <text:p text:style-name="P2">if __name__ == "__main__":</text:p>
      <text:p text:style-name="P2"><text:s text:c="4"/>mai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3"><text:span text:style-name="T3">3. Implement a 2 player Tic Tac Toe Game using socket programming. There should be at least 2 programs - client playing the game and the server, and a supervising server conducting the game. It should display proper result on game completion.</text:span></text:p>
      <text:p text:style-name="P3"><text:span text:style-name="T3"/></text:p>
      <text:p text:style-name="P6"/>
      <text:p text:style-name="P2"/>
      <text:p text:style-name="P4">Server.py</text:p>
      <text:p text:style-name="P4"/>
      <text:p text:style-name="P2">import socket</text:p>
      <text:p text:style-name="P2">import threading</text:p>
      <text:p text:style-name="P2"/>
      <text:p text:style-name="P2"># Tic Tac Toe board</text:p>
      <text:p text:style-name="P2">board = [" " for _ in range(9)]</text:p>
      <text:p text:style-name="P2">current_player = "X"</text:p>
      <text:p text:style-name="P2"/>
      <text:p text:style-name="P2">def send_board(player_socket):</text:p>
      <text:p text:style-name="P2"><text:s text:c="4"/>player_socket.send("".join(board).encode())</text:p>
      <text:p text:style-name="P2"/>
      <text:p text:style-name="P2">def handle_player(player_socket, player_symbol):</text:p>
      <text:p text:style-name="P2"><text:s text:c="4"/>global current_player</text:p>
      <text:p text:style-name="P2"><text:s text:c="4"/></text:p>
      <text:p text:style-name="P2"><text:s text:c="4"/>while True:</text:p>
      <text:p text:style-name="P2"><text:s text:c="8"/>try:</text:p>
      <text:p text:style-name="P2"><text:s text:c="12"/>send_board(player_socket)</text:p>
      <text:p text:style-name="P2"><text:s text:c="12"/></text:p>
      <text:p text:style-name="P2"><text:s text:c="12"/>if current_player == player_symbol:</text:p>
      <text:p text:style-name="P2"><text:s text:c="16"/>player_socket.send("Your turn. Choose a position (1-9): ".encode())</text:p>
      <text:p text:style-name="P2"><text:s text:c="16"/>position = int(player_socket.recv(1024).decode()) - 1</text:p>
      <text:p text:style-name="P2"><text:s text:c="16"/></text:p>
      <text:p text:style-name="P2"><text:s text:c="16"/>if board[position] == " ":</text:p>
      <text:p text:style-name="P2"><text:s text:c="20"/>board[position] = player_symbol</text:p>
      <text:p text:style-name="P2"><text:s text:c="20"/>current_player = "O" if player_symbol == "X" else "X"</text:p>
      <text:p text:style-name="P2"><text:s text:c="16"/>else:</text:p>
      <text:p text:style-name="P2"><text:s text:c="20"/>player_socket.send("Invalid move. Try again.".encode())</text:p>
      <text:p text:style-name="P2"><text:s text:c="12"/>else:</text:p>
      <text:p text:style-name="P2"><text:s text:c="16"/>player_socket.send("Waiting for the opponent's move...".encode())</text:p>
      <text:p text:style-name="P2"><text:s text:c="12"/></text:p>
      <text:p text:style-name="P2"><text:s text:c="12"/># Check for a win or draw</text:p>
      <text:p text:style-name="P2"><text:s text:c="12"/>winner = check_winner()</text:p>
      <text:p text:style-name="P2"><text:s text:c="12"/>if winner:</text:p>
      <text:p text:style-name="P2"><text:s text:c="16"/>send_board(player_socket)</text:p>
      <text:p text:style-name="P2"><text:s text:c="16"/>player_socket.send(f"Player {player_symbol} wins!".encode())</text:p>
      <text:p text:style-name="P2"><text:s text:c="16"/>break</text:p>
      <text:p text:style-name="P2"><text:s text:c="12"/>elif " " not in board:</text:p>
      <text:p text:style-name="P2"><text:s text:c="16"/>send_board(player_socket)</text:p>
      <text:p text:style-name="P2"><text:s text:c="16"/>player_socket.send("It's a draw!".encode())</text:p>
      <text:p text:style-name="P2"><text:s text:c="16"/>break</text:p>
      <text:p text:style-name="P2"><text:s text:c="8"/>except:</text:p>
      <text:p text:style-name="P2"><text:s text:c="12"/>break</text:p>
      <text:p text:style-name="P2"><text:soft-page-break/><text:s text:c="4"/></text:p>
      <text:p text:style-name="P2"><text:s text:c="4"/>player_socket.close()</text:p>
      <text:p text:style-name="P2"/>
      <text:p text:style-name="P2">def check_winner():</text:p>
      <text:p text:style-name="P2"><text:s text:c="4"/>winning_positions = [(0, 1, 2), (3, 4, 5), (6, 7, 8),</text:p>
      <text:p text:style-name="P2"><text:s text:c="25"/>(0, 3, 6), (1, 4, 7), (2, 5, 8),</text:p>
      <text:p text:style-name="P2"><text:s text:c="25"/>(0, 4, 8), (2, 4, 6)]</text:p>
      <text:p text:style-name="P2"><text:s text:c="4"/></text:p>
      <text:p text:style-name="P2"><text:s text:c="4"/>for pos1, pos2, pos3 in winning_positions:</text:p>
      <text:p text:style-name="P2"><text:s text:c="8"/>if board[pos1] == board[pos2] == board[pos3] != " ":</text:p>
      <text:p text:style-name="P2"><text:s text:c="12"/>return board[pos1]</text:p>
      <text:p text:style-name="P2"><text:s text:c="4"/>return None</text:p>
      <text:p text:style-name="P2"/>
      <text:p text:style-name="P2">def main():</text:p>
      <text:p text:style-name="P2"><text:s text:c="4"/>server = socket.socket(socket.AF_INET, socket.SOCK_STREAM)</text:p>
      <text:p text:style-name="P2"><text:s text:c="4"/>server.bind(('127.0.0.1', 12345))</text:p>
      <text:p text:style-name="P2"><text:s text:c="4"/>server.listen(2)</text:p>
      <text:p text:style-name="P2"><text:s text:c="4"/></text:p>
      <text:p text:style-name="P2"><text:s text:c="4"/>print("Server is listening...")</text:p>
      <text:p text:style-name="P2"><text:s text:c="4"/></text:p>
      <text:p text:style-name="P2"><text:s text:c="4"/>player_sockets = []</text:p>
      <text:p text:style-name="P2"><text:s text:c="4"/></text:p>
      <text:p text:style-name="P2"><text:s text:c="4"/>for _ in range(2):</text:p>
      <text:p text:style-name="P2"><text:s text:c="8"/>player_socket, _ = server.accept()</text:p>
      <text:p text:style-name="P2"><text:s text:c="8"/>player_sockets.append(player_socket)</text:p>
      <text:p text:style-name="P2"><text:s text:c="8"/></text:p>
      <text:p text:style-name="P2"><text:s text:c="8"/>player_symbol = "X" if len(player_sockets) == 1 else "O"</text:p>
      <text:p text:style-name="P2"><text:s text:c="8"/>player_socket.send(f"You are Player {player_symbol}".encode())</text:p>
      <text:p text:style-name="P2"><text:s text:c="8"/></text:p>
      <text:p text:style-name="P2"><text:s text:c="8"/>player_thread = threading.Thread(target=handle_player, args=(player_socket, player_symbol))</text:p>
      <text:p text:style-name="P2"><text:s text:c="8"/>player_thread.start()</text:p>
      <text:p text:style-name="P2"/>
      <text:p text:style-name="P2">if __name__ == "__main__":</text:p>
      <text:p text:style-name="P2"><text:s text:c="4"/>main()</text:p>
      <text:p text:style-name="P4"/>
      <text:p text:style-name="P4">Client.py</text:p>
      <text:p text:style-name="P2"/>
      <text:p text:style-name="P2">import socket</text:p>
      <text:p text:style-name="P2">import threading</text:p>
      <text:p text:style-name="P2"/>
      <text:p text:style-name="P2">def receive_board(server_socket):</text:p>
      <text:p text:style-name="P2"><text:s text:c="4"/>while True:</text:p>
      <text:p text:style-name="P2"><text:s text:c="8"/>try:</text:p>
      <text:p text:style-name="P2"><text:s text:c="12"/>board = server_socket.recv(1024).decode()</text:p>
      <text:p text:style-name="P2"><text:s text:c="12"/>print_board(board)</text:p>
      <text:p text:style-name="P2"><text:s text:c="8"/>except:</text:p>
      <text:p text:style-name="P2"><text:s text:c="12"/>print("Connection closed.")</text:p>
      <text:p text:style-name="P2"><text:s text:c="12"/>break</text:p>
      <text:p text:style-name="P2"/>
      <text:p text:style-name="P2">def print_board(board_str):</text:p>
      <text:p text:style-name="P2"><text:s text:c="4"/>print("-------------")</text:p>
      <text:p text:style-name="P2"><text:s text:c="4"/>for i in range(0, 9, 3):</text:p>
      <text:p text:style-name="P2"><text:soft-page-break/><text:s text:c="8"/>print(f"| {board_str[i]} | {board_str[i+1]} | {board_str[i+2]} |")</text:p>
      <text:p text:style-name="P2"><text:s text:c="8"/>print("-------------")</text:p>
      <text:p text:style-name="P2"/>
      <text:p text:style-name="P2">def main():</text:p>
      <text:p text:style-name="P2"><text:s text:c="4"/>client = socket.socket(socket.AF_INET, socket.SOCK_STREAM)</text:p>
      <text:p text:style-name="P2"><text:s text:c="4"/>client.connect(('127.0.0.1', 12345))</text:p>
      <text:p text:style-name="P2"><text:s text:c="4"/></text:p>
      <text:p text:style-name="P2"><text:s text:c="4"/>player_symbol = client.recv(1024).decode()</text:p>
      <text:p text:style-name="P2"><text:s text:c="4"/>print(player_symbol)</text:p>
      <text:p text:style-name="P2"><text:s text:c="4"/></text:p>
      <text:p text:style-name="P2"><text:s text:c="4"/>receive_thread = threading.Thread(target=receive_board, args=(client,))</text:p>
      <text:p text:style-name="P2"><text:s text:c="4"/>receive_thread.start()</text:p>
      <text:p text:style-name="P2"><text:s text:c="4"/></text:p>
      <text:p text:style-name="P2"><text:s text:c="4"/>while True:</text:p>
      <text:p text:style-name="P2"><text:s text:c="8"/>try:</text:p>
      <text:p text:style-name="P2"><text:s text:c="12"/>message = client.recv(1024).decode()</text:p>
      <text:p text:style-name="P2"><text:s text:c="12"/>print(message)</text:p>
      <text:p text:style-name="P2"><text:s text:c="12"/></text:p>
      <text:p text:style-name="P2"><text:s text:c="12"/>if "win" in message or "draw" in message:</text:p>
      <text:p text:style-name="P2"><text:s text:c="16"/>client.close()</text:p>
      <text:p text:style-name="P2"><text:s text:c="16"/>break</text:p>
      <text:p text:style-name="P2"><text:s text:c="12"/></text:p>
      <text:p text:style-name="P2"><text:s text:c="12"/>if "Your turn" in message:</text:p>
      <text:p text:style-name="P2"><text:s text:c="16"/>position = input("Choose a position (1-9): ")</text:p>
      <text:p text:style-name="P2"><text:s text:c="16"/>client.send(position.encode())</text:p>
      <text:p text:style-name="P2"><text:s text:c="8"/>except:</text:p>
      <text:p text:style-name="P2"><text:s text:c="12"/>client.close()</text:p>
      <text:p text:style-name="P2"><text:s text:c="12"/>break</text:p>
      <text:p text:style-name="P2"/>
      <text:p text:style-name="P2">if __name__ == "__main__":</text:p>
      <text:p text:style-name="P3"><text:span text:style-name="T5"><text:s text:c="4"/>mai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16:50:05.440830475</meta:creation-date>
    <dc:date>2023-09-03T17:06:53.805096204</dc:date>
    <meta:editing-duration>PT10M2S</meta:editing-duration>
    <meta:editing-cycles>2</meta:editing-cycles>
    <meta:generator>LibreOffice/7.5.5.2$Linux_X86_64 LibreOffice_project/50$Build-2</meta:generator>
    <meta:document-statistic meta:table-count="0" meta:image-count="0" meta:object-count="0" meta:page-count="7" meta:paragraph-count="253" meta:word-count="731" meta:character-count="7917" meta:non-whitespace-character-count="5683"/>
  </office:meta>
</office:document-meta>
</file>